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7" style:family="text">
      <style:text-properties style:font-name="PT Mono" fo:font-size="8pt" fo:font-style="italic" style:font-size-asian="8pt" style:font-style-asian="italic" style:font-size-complex="8pt" style:font-style-complex="italic"/>
    </style:style>
    <style:style style:name="T358" style:family="text">
      <style:text-properties style:font-name="PT Mono" fo:font-size="8pt" style:font-size-asian="8pt" style:font-size-complex="8pt"/>
    </style:style>
    <style:style style:name="T359" style:family="text">
      <style:text-properties style:font-name="PT Mono" fo:font-size="8pt" officeooo:rsid="0252943a" style:font-size-asian="8pt" style:font-size-complex="8pt"/>
    </style:style>
    <style:style style:name="T360" style:family="text">
      <style:text-properties style:font-name="PT Mono" fo:font-size="8pt" officeooo:rsid="025f9a35" style:font-size-asian="8pt" style:font-size-complex="8pt"/>
    </style:style>
    <style:style style:name="T361" style:family="text">
      <style:text-properties style:font-name="PT Mono" fo:font-size="8pt" officeooo:rsid="0263d5aa" style:font-size-asian="8pt" style:font-size-complex="8pt"/>
    </style:style>
    <style:style style:name="T362" style:family="text">
      <style:text-properties style:font-name="PT Mono" fo:font-size="8pt" officeooo:rsid="0277ac53" style:font-size-asian="8pt" style:font-size-complex="8pt"/>
    </style:style>
    <style:style style:name="T363" style:family="text">
      <style:text-properties style:font-name="PT Mono" fo:font-size="8pt" officeooo:rsid="02850af3" style:font-size-asian="8pt" style:font-size-complex="8pt"/>
    </style:style>
    <style:style style:name="T364" style:family="text">
      <style:text-properties style:font-name="PT Mono" fo:font-size="8pt" officeooo:rsid="028d46ce" style:font-size-asian="8pt" style:font-size-complex="8pt"/>
    </style:style>
    <style:style style:name="T365" style:family="text">
      <style:text-properties style:font-name="PT Mono" fo:font-size="8pt" officeooo:rsid="029e9d3b" style:font-size-asian="8pt" style:font-size-complex="8pt"/>
    </style:style>
    <style:style style:name="T366" style:family="text">
      <style:text-properties style:font-name="PT Mono" fo:font-size="8pt" officeooo:rsid="02a5fdba" style:font-size-asian="8pt" style:font-size-complex="8pt"/>
    </style:style>
    <style:style style:name="T367" style:family="text">
      <style:text-properties style:font-name="PT Mono" fo:font-size="8pt" officeooo:rsid="02ac43da" style:font-size-asian="8pt" style:font-size-complex="8pt"/>
    </style:style>
    <style:style style:name="T368" style:family="text">
      <style:text-properties style:font-name="PT Mono" fo:font-size="8pt" officeooo:rsid="02b43ab8" style:font-size-asian="8pt" style:font-size-complex="8pt"/>
    </style:style>
    <style:style style:name="T369" style:family="text">
      <style:text-properties officeooo:rsid="0196f739"/>
    </style:style>
    <style:style style:name="T370" style:family="text">
      <style:text-properties officeooo:rsid="0197b448"/>
    </style:style>
    <style:style style:name="T371" style:family="text">
      <style:text-properties officeooo:rsid="01984360"/>
    </style:style>
    <style:style style:name="T372" style:family="text">
      <style:text-properties officeooo:rsid="0199a26c"/>
    </style:style>
    <style:style style:name="T373" style:family="text">
      <style:text-properties officeooo:rsid="01a115e3"/>
    </style:style>
    <style:style style:name="T374" style:family="text">
      <style:text-properties officeooo:rsid="01a2e96c"/>
    </style:style>
    <style:style style:name="T375" style:family="text">
      <style:text-properties officeooo:rsid="01cfad6a"/>
    </style:style>
    <style:style style:name="T376" style:family="text">
      <style:text-properties officeooo:rsid="01dba3a1"/>
    </style:style>
    <style:style style:name="T377" style:family="text">
      <style:text-properties officeooo:rsid="01e36506"/>
    </style:style>
    <style:style style:name="T378" style:family="text">
      <style:text-properties officeooo:rsid="01e48d0a"/>
    </style:style>
    <style:style style:name="T379" style:family="text">
      <style:text-properties officeooo:rsid="020714ee"/>
    </style:style>
    <style:style style:name="T380" style:family="text">
      <style:text-properties officeooo:rsid="02363a67"/>
    </style:style>
    <style:style style:name="T381" style:family="text">
      <style:text-properties officeooo:rsid="024327ec"/>
    </style:style>
    <style:style style:name="T38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69">moved to the couch and </text:span>read through my life since<text:span text:style-name="T369">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70"> . .I listened to a couple River Whyless songs while texting Maddy, Cait and then Scott, saying, </text:span></text:p>
      <text:p text:style-name="P218"><text:s text:c="2"/><text:span text:style-name="T370">"</text:span>no rush at all on the venmis but just checking it didn't get to the wrong Ross Montsinger... that guy's shady!!<text:span text:style-name="T370">"</text:span></text:p>
      <text:p text:style-name="P218"><text:span text:style-name="T370"><text:s text:c="3"/>Scott said, "</text:span>Oh shnap! <text:s/>Totally spaced! <text:s/>To much stoney wall staring!<text:span text:style-name="T370">" with a laugh-cry face, and then, "</text:span>will do now!<text:span text:style-name="T370">"</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70">Shattering the Hourglass</text:span> while trying to buy the Fillion journal I had been eyeing for weeks, but the purchase inexplicably <text:span text:style-name="T371">failed t</text:span>o <text:span text:style-name="T373">go</text:span> through. I took it as a sign and noticed it was slightly too small anyway, so I looked around for an alternative, possibly locally, until<text:span text:style-name="T371">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3">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3">for her,</text:span> a GF medium no-onion <text:span text:style-name="T374">w/ hop water</text:span>.</text:p>
      <text:p text:style-name="P220"><text:s text:c="3"/>I made it back to the park at six on the nose, but the power had not <text:span text:style-name="T374">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2">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6">plays drums on</text:span> the track a year <text:span text:style-name="T375">earlier </text:span><text:span text:style-name="T37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7">The Ross docket includes Wordle, Aldi, Izzy’s, journal edits, bath, shave, </text:span><text:span text:style-name="T378">make journal, clean kitchen, </text:span><text:span text:style-name="T37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9">H</text:span><text:span text:style-name="T224">: My mom is buzzing because she had so much fun with you guys</text:span></text:p>
      <text:p text:style-name="P157"><text:span text:style-name="T379">M</text:span><text:span text:style-name="T224">: I love her!</text:span></text:p>
      <text:p text:style-name="P156"><text:span text:style-name="T379">H</text:span><text:span text:style-name="T224">: She's pretty great imo</text:span></text:p>
      <text:p text:style-name="P156"><text:span text:style-name="T379">R</text:span><text:span text:style-name="T224">: Fun squad, lfg, I'm buzzin too</text:span></text:p>
      <text:p text:style-name="P271"><text:tab/>And it ain't the decaf</text:p>
      <text:p text:style-name="P156"><text:span text:style-name="T379">M</text:span><text:span text:style-name="T224">: I heard we're going bowling next?</text:span></text:p>
      <text:p text:style-name="P156"><text:span text:style-name="T379">R</text:span><text:span text:style-name="T224">: I look ready bc I am</text:span></text:p>
      <text:p text:style-name="P156"><text:span text:style-name="T379">H</text:span><text:span text:style-name="T224">: The decaf was pretty great but I'm just so happy <text:tab/>to hang out with y'all!</text:span></text:p>
      <text:p text:style-name="P158">M<text:span text:style-name="T125">: Yeeeeeee</text:span></text:p>
      <text:p text:style-name="P156"><text:span text:style-name="T37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8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2">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1">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3">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59">V</text:span><text:span text:style-name="T358">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58"/></text:p>
      <text:p text:style-name="P489"><text:span text:style-name="T358">Jason and I woke around the same time. We all drank coffee while Gary made breakfast burritos. We packed up camp while </text:span><text:span text:style-name="T361">he</text:span><text:span text:style-name="T358"> and Locke went to rent a pontoon. We loaded that up and it became apparent that I would be part of the rowing crew with Ben and Elisha since Locke’s car was full and Jason would only be going to Canton. </text:span></text:p>
      <text:p text:style-name="P489"><text:span text:style-name="T358"><text:s text:c="3"/>We rowed all the way there with only a short hangout/smoke near the rope swing. I navigated, which helped me feel like I </text:span><text:span text:style-name="T361">had</text:span><text:span text:style-name="T358"> contributed </text:span><text:span text:style-name="T357">something</text:span><text:span text:style-name="T358"> all weekend. We arrived at the dock, loaded Ben’s car. Elisha repacked his truck while Ben fastened the canoe to the roof. We said goodbye to Eli, started driving away.</text:span></text:p>
      <text:p text:style-name="P489"><text:span text:style-name="T358"><text:s text:c="3"/>I deleted a few first messages to Hannah. I didn’t want to seem </text:span><text:span text:style-name="T357">too</text:span><text:span text:style-name="T358"> eager to message her. I eventually said, “I'm alive and enriched! How's Germany??”</text:span></text:p>
      <text:p text:style-name="P489"><text:span text:style-name="T35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0">w/ a 20-ounce Coke</text:span><text:span text:style-name="T358">, took a bath. The water burned my legs. I started writing at the computer, ate some pizza and continued until 8:13.</text:span></text:p>
      <text:p text:style-name="P489"><text:span text:style-name="T358"/></text:p>
      <text:p text:style-name="P326">. . .</text:p>
      <text:p text:style-name="P489"><text:span text:style-name="T358"/></text:p>
      <text:p text:style-name="P490"><text:span text:style-name="T358">I slept til around 3AM, </text:span><text:span text:style-name="T361">then</text:span><text:span text:style-name="T358"> decided to shake out my sheets and remake my bed, which felt amazing. I soon had a message from Hannah. We chatted til about 5AM and I gave myself an electric shave + finished my Coca Cola.</text:span></text:p>
      <text:p text:style-name="P490"><text:span text:style-name="T358"/></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2">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2">Non-Alcoholic</text:span><text:span text:style-name="T272">?</text:span><text:span text:style-name="T352">”</text:span></text:p>
      <text:p text:style-name="P461"><text:span text:style-name="T35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2">V</text:span><text:span text:style-name="T358">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5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3">V</text:span><text:span text:style-name="T358">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6">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64">V</text:span><text:span text:style-name="T358">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65">V</text:span><text:span text:style-name="T358">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6">V</text:span><text:span text:style-name="T358">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67">V</text:span><text:span text:style-name="T358">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2">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68">I</text:span><text:span text:style-name="T358">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12:09:57.047977497</dc:date>
    <meta:editing-duration>P42DT2H10M17S</meta:editing-duration>
    <meta:editing-cycles>573</meta:editing-cycles>
    <meta:generator>LibreOffice/24.2.5.2$MacOSX_X86_64 LibreOffice_project/bffef4ea93e59bebbeaf7f431bb02b1a39ee8a59</meta:generator>
    <meta:print-date>2024-08-30T12:12:11.213530385</meta:print-date>
    <meta:document-statistic meta:table-count="0" meta:image-count="0" meta:object-count="0" meta:page-count="133" meta:paragraph-count="1094" meta:word-count="40682" meta:character-count="213900" meta:non-whitespace-character-count="172797"/>
  </office:meta>
</office:document-meta>
</file>